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7. Conduct a simulated phishing attack in a wide area network (WAN)</text:p>
      <text:p text:style-name="Standard">environment using any suitable tool to demonstrate potential risks, specifically</text:p>
      <text:p text:style-name="Standard">focusing on accessing webcams. Provide a detailed account of the steps you took</text:p>
      <text:p text:style-name="Standard">during the simulation.</text:p>
      <text:p text:style-name="Standard">Additionally, explain effective strategies for educating and raising awareness</text:p>
      <text:p text:style-name="Standard">among employees about safeguarding against such types of phishing attack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2:59.148904911</meta:creation-date>
    <dc:date>2024-07-08T10:03:30.831908218</dc:date>
    <meta:editing-duration>PT32S</meta:editing-duration>
    <meta:editing-cycles>1</meta:editing-cycles>
    <meta:document-statistic meta:table-count="0" meta:image-count="0" meta:object-count="0" meta:page-count="1" meta:paragraph-count="6" meta:word-count="57" meta:character-count="401" meta:non-whitespace-character-count="350"/>
    <meta:generator>LibreOffice/24.2.3.2$Linux_X86_64 LibreOffice_project/420$Build-2</meta:generator>
  </office:meta>
</office:document-meta>
</file>